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6.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55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16.815cm"/>
    </style:style>
    <style:style style:name="co17" style:family="table-column">
      <style:table-column-properties fo:break-before="auto" style:column-width="11.532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766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62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9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6:::secs:</text:p>
          </table:table-cell>
          <table:table-cell office:value-type="float" office:value="0.66">
            <text:p>0.66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5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5:::secs:</text:p>
          </table:table-cell>
          <table:table-cell office:value-type="float" office:value="1.55">
            <text:p>1.55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5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53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8:::secs:</text:p>
          </table:table-cell>
          <table:table-cell office:value-type="float" office:value="2.18">
            <text:p>2.18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9:::secs:</text:p>
          </table:table-cell>
          <table:table-cell office:value-type="float" office:value="2.19">
            <text:p>2.19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79:::secs:</text:p>
          </table:table-cell>
          <table:table-cell office:value-type="float" office:value="7.79">
            <text:p>7.79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float" office:value="4.34">
            <text:p>4.34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1:::secs:</text:p>
          </table:table-cell>
          <table:table-cell office:value-type="float" office:value="17.11">
            <text:p>17.11</text:p>
          </table:table-cell>
          <table:table-cell office:value-type="string">
            <text:p>107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float" office:value="8.77">
            <text:p>8.77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float" office:value="8.77">
            <text:p>8.77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float" office:value="8.8">
            <text:p>8.8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6:::secs:</text:p>
          </table:table-cell>
          <table:table-cell office:value-type="float" office:value="8.66">
            <text:p>8.66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0.33:::secs:</text:p>
          </table:table-cell>
          <table:table-cell office:value-type="float" office:value="80.33">
            <text:p>80.33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0:::secs:</text:p>
          </table:table-cell>
          <table:table-cell office:value-type="float" office:value="18.1">
            <text:p>18.1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float" office:value="17.67">
            <text:p>17.67</text:p>
          </table:table-cell>
          <table:table-cell office:value-type="string">
            <text:p>8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9:::secs:</text:p>
          </table:table-cell>
          <table:table-cell office:value-type="float" office:value="17.69">
            <text:p>17.69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float" office:value="17.67">
            <text:p>17.67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5:::secs:</text:p>
          </table:table-cell>
          <table:table-cell office:value-type="float" office:value="17.45">
            <text:p>17.45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3:::secs:</text:p>
          </table:table-cell>
          <table:table-cell office:value-type="float" office:value="17.33">
            <text:p>17.33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float" office:value="17.39">
            <text:p>17.39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29:::secs:</text:p>
          </table:table-cell>
          <table:table-cell office:value-type="float" office:value="17.29">
            <text:p>17.29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5:::secs:</text:p>
          </table:table-cell>
          <table:table-cell office:value-type="float" office:value="17.35">
            <text:p>17.35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25:::secs:</text:p>
          </table:table-cell>
          <table:table-cell office:value-type="float" office:value="266.25">
            <text:p>266.25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57:::secs:</text:p>
          </table:table-cell>
          <table:table-cell office:value-type="float" office:value="266.57">
            <text:p>266.57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3.24:::secs:</text:p>
          </table:table-cell>
          <table:table-cell office:value-type="float" office:value="263.24">
            <text:p>263.24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36:::secs:</text:p>
          </table:table-cell>
          <table:table-cell office:value-type="float" office:value="270.36">
            <text:p>270.36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77:::secs:</text:p>
          </table:table-cell>
          <table:table-cell office:value-type="float" office:value="270.77">
            <text:p>270.77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26:::secs:</text:p>
          </table:table-cell>
          <table:table-cell office:value-type="float" office:value="119.26">
            <text:p>119.26</text:p>
          </table:table-cell>
          <table:table-cell office:value-type="string">
            <text:p>62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6.91:::secs:</text:p>
          </table:table-cell>
          <table:table-cell office:value-type="float" office:value="46.91">
            <text:p>46.91</text:p>
          </table:table-cell>
          <table:table-cell office:value-type="string">
            <text:p>6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0:::secs:</text:p>
          </table:table-cell>
          <table:table-cell office:value-type="float" office:value="36.2">
            <text:p>36.2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8:::secs:</text:p>
          </table:table-cell>
          <table:table-cell office:value-type="float" office:value="36.28">
            <text:p>36.28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34:::secs:</text:p>
          </table:table-cell>
          <table:table-cell office:value-type="float" office:value="36.34">
            <text:p>36.34</text:p>
          </table:table-cell>
          <table:table-cell office:value-type="string">
            <text:p>62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\|/[0;34mHTTP/1.1</text:p>
          </table:table-cell>
          <table:table-cell office:value-type="float" office:value="200">
            <text:p>200</text:p>
          </table:table-cell>
          <table:table-cell office:value-type="string">
            <text:p>1195.94:::secs:</text:p>
          </table:table-cell>
          <table:table-cell office:value-type="float" office:value="1195.94">
            <text:p>1195.94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46.82:::secs:</text:p>
          </table:table-cell>
          <table:table-cell office:value-type="float" office:value="1446.82">
            <text:p>1446.82</text:p>
          </table:table-cell>
          <table:table-cell office:value-type="string">
            <text:p>9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7.74:::secs:</text:p>
          </table:table-cell>
          <table:table-cell office:value-type="float" office:value="1427.74">
            <text:p>1427.74</text:p>
          </table:table-cell>
          <table:table-cell office:value-type="string">
            <text:p>90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65:::secs:</text:p>
          </table:table-cell>
          <table:table-cell office:value-type="float" office:value="1345.65">
            <text:p>1345.65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2" table:number-rows-repeated="104843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.33">
            <text:p>4.33</text:p>
          </table:table-cell>
          <table:table-cell office:value-type="float" office:value="4.24">
            <text:p>4.2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8.75">
            <text:p>8.75</text:p>
          </table:table-cell>
          <table:table-cell office:value-type="float" office:value="8.65">
            <text:p>8.6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7.67">
            <text:p>17.67</text:p>
          </table:table-cell>
          <table:table-cell office:value-type="float" office:value="17.29">
            <text:p>17.2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63.24">
            <text:p>263.24</text:p>
          </table:table-cell>
          <table:table-cell office:value-type="float" office:value="36.2">
            <text:p>36.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195.94">
            <text:p>1195.94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6">
            <text:p>0.06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2">
            <text:p>0.1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1">
            <text:p>1.1</text:p>
          </table:table-cell>
          <table:table-cell table:style-name="ce15" office:value-type="float" office:value="1.07">
            <text:p>1.07</text:p>
          </table:table-cell>
        </table:table-row>
      </table:table>
      <table:table table:name="100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3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2:::secs:</text:p>
          </table:table-cell>
          <table:table-cell office:value-type="float" office:value="1.62">
            <text:p>1.62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2:::secs:</text:p>
          </table:table-cell>
          <table:table-cell office:value-type="float" office:value="1.12">
            <text:p>1.12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378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7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1:::secs:</text:p>
          </table:table-cell>
          <table:table-cell office:value-type="float" office:value="1.41">
            <text:p>1.41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1092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09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478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6:::secs:</text:p>
          </table:table-cell>
          <table:table-cell office:value-type="float" office:value="2.26">
            <text:p>2.26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0:::secs:</text:p>
          </table:table-cell>
          <table:table-cell office:value-type="float" office:value="1.3">
            <text:p>1.3</text:p>
          </table:table-cell>
          <table:table-cell office:value-type="string">
            <text:p>84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7:::secs:</text:p>
          </table:table-cell>
          <table:table-cell office:value-type="float" office:value="1.27">
            <text:p>1.27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6:::secs:</text:p>
          </table:table-cell>
          <table:table-cell office:value-type="float" office:value="3.56">
            <text:p>3.56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781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545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98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5:::secs:</text:p>
          </table:table-cell>
          <table:table-cell office:value-type="float" office:value="3.65">
            <text:p>3.65</text:p>
          </table:table-cell>
          <table:table-cell office:value-type="string">
            <text:p>98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98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98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4:::secs:</text:p>
          </table:table-cell>
          <table:table-cell office:value-type="float" office:value="3.74">
            <text:p>3.74</text:p>
          </table:table-cell>
          <table:table-cell office:value-type="string">
            <text:p>98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433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7:::secs:</text:p>
          </table:table-cell>
          <table:table-cell office:value-type="float" office:value="3.67">
            <text:p>3.67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5:::secs:</text:p>
          </table:table-cell>
          <table:table-cell office:value-type="float" office:value="10.75">
            <text:p>10.75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2:::secs:</text:p>
          </table:table-cell>
          <table:table-cell office:value-type="float" office:value="6.92">
            <text:p>6.92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7:::secs:</text:p>
          </table:table-cell>
          <table:table-cell office:value-type="float" office:value="6.97">
            <text:p>6.97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432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3.31:::secs:</text:p>
          </table:table-cell>
          <table:table-cell office:value-type="float" office:value="23.31">
            <text:p>23.31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4:::secs:</text:p>
          </table:table-cell>
          <table:table-cell office:value-type="float" office:value="13.64">
            <text:p>13.64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6:::secs:</text:p>
          </table:table-cell>
          <table:table-cell office:value-type="float" office:value="13.76">
            <text:p>13.76</text:p>
          </table:table-cell>
          <table:table-cell office:value-type="string">
            <text:p>8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3:::secs:</text:p>
          </table:table-cell>
          <table:table-cell office:value-type="float" office:value="13.73">
            <text:p>13.73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4:::secs:</text:p>
          </table:table-cell>
          <table:table-cell office:value-type="float" office:value="13.94">
            <text:p>13.94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38:::secs:</text:p>
          </table:table-cell>
          <table:table-cell office:value-type="float" office:value="14.38">
            <text:p>14.38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0:::secs:</text:p>
          </table:table-cell>
          <table:table-cell office:value-type="float" office:value="13.9">
            <text:p>13.9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1:::secs:</text:p>
          </table:table-cell>
          <table:table-cell office:value-type="float" office:value="13.91">
            <text:p>13.91</text:p>
          </table:table-cell>
          <table:table-cell office:value-type="string">
            <text:p>526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9:::secs:</text:p>
          </table:table-cell>
          <table:table-cell office:value-type="float" office:value="13.89">
            <text:p>13.89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4:::secs:</text:p>
          </table:table-cell>
          <table:table-cell office:value-type="float" office:value="13.84">
            <text:p>13.84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66:::secs:</text:p>
          </table:table-cell>
          <table:table-cell office:value-type="float" office:value="90.66">
            <text:p>90.66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6:::secs:</text:p>
          </table:table-cell>
          <table:table-cell office:value-type="float" office:value="27.76">
            <text:p>27.76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2:::secs:</text:p>
          </table:table-cell>
          <table:table-cell office:value-type="float" office:value="27.62">
            <text:p>27.62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8:::secs:</text:p>
          </table:table-cell>
          <table:table-cell office:value-type="float" office:value="27.48">
            <text:p>27.48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5:::secs:</text:p>
          </table:table-cell>
          <table:table-cell office:value-type="float" office:value="27.85">
            <text:p>27.85</text:p>
          </table:table-cell>
          <table:table-cell office:value-type="string">
            <text:p>79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5:::secs:</text:p>
          </table:table-cell>
          <table:table-cell office:value-type="float" office:value="27.85">
            <text:p>27.85</text:p>
          </table:table-cell>
          <table:table-cell office:value-type="string">
            <text:p>49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9:::secs:</text:p>
          </table:table-cell>
          <table:table-cell office:value-type="float" office:value="27.79">
            <text:p>27.79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6:::secs:</text:p>
          </table:table-cell>
          <table:table-cell office:value-type="float" office:value="27.56">
            <text:p>27.5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0:::secs:</text:p>
          </table:table-cell>
          <table:table-cell office:value-type="float" office:value="27.6">
            <text:p>27.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6:::secs:</text:p>
          </table:table-cell>
          <table:table-cell office:value-type="float" office:value="27.56">
            <text:p>27.5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40:::secs:</text:p>
          </table:table-cell>
          <table:table-cell office:value-type="float" office:value="286.4">
            <text:p>286.4</text:p>
          </table:table-cell>
          <table:table-cell office:value-type="string">
            <text:p>75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2.40:::secs:</text:p>
          </table:table-cell>
          <table:table-cell office:value-type="float" office:value="282.4">
            <text:p>282.4</text:p>
          </table:table-cell>
          <table:table-cell office:value-type="string">
            <text:p>75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7.48:::secs:</text:p>
          </table:table-cell>
          <table:table-cell office:value-type="float" office:value="287.48">
            <text:p>287.48</text:p>
          </table:table-cell>
          <table:table-cell office:value-type="string">
            <text:p>757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4.39:::secs:</text:p>
          </table:table-cell>
          <table:table-cell office:value-type="float" office:value="294.39">
            <text:p>294.39</text:p>
          </table:table-cell>
          <table:table-cell office:value-type="string">
            <text:p>757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3.52:::secs:</text:p>
          </table:table-cell>
          <table:table-cell office:value-type="float" office:value="283.52">
            <text:p>283.52</text:p>
          </table:table-cell>
          <table:table-cell office:value-type="string">
            <text:p>75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38:::secs:</text:p>
          </table:table-cell>
          <table:table-cell office:value-type="float" office:value="288.38">
            <text:p>288.38</text:p>
          </table:table-cell>
          <table:table-cell office:value-type="string">
            <text:p>59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1.23:::secs:</text:p>
          </table:table-cell>
          <table:table-cell office:value-type="float" office:value="241.23">
            <text:p>241.23</text:p>
          </table:table-cell>
          <table:table-cell office:value-type="string">
            <text:p>59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3.35:::secs:</text:p>
          </table:table-cell>
          <table:table-cell office:value-type="float" office:value="83.35">
            <text:p>83.35</text:p>
          </table:table-cell>
          <table:table-cell office:value-type="string">
            <text:p>59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15:::secs:</text:p>
          </table:table-cell>
          <table:table-cell office:value-type="float" office:value="67.15">
            <text:p>67.15</text:p>
          </table:table-cell>
          <table:table-cell office:value-type="string">
            <text:p>598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27:::secs:</text:p>
          </table:table-cell>
          <table:table-cell office:value-type="float" office:value="58.27">
            <text:p>58.27</text:p>
          </table:table-cell>
          <table:table-cell office:value-type="string">
            <text:p>59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3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4" table:number-rows-repeated="2">
          <table:table-cell table:style-name="Default" table:number-columns-repeated="3"/>
        </table:table-row>
        <table:table-row table:style-name="ro4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4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4">
          <table:table-cell table:style-name="ce3" office:value-type="string">
            <text:p>w1</text:p>
          </table:table-cell>
          <table:table-cell table:style-name="ce8" office:value-type="float" office:value="0.47">
            <text:p>0.47</text:p>
          </table:table-cell>
          <table:table-cell table:style-name="ce13" office:value-type="float" office:value="0.48">
            <text:p>0.48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</table:table-row>
        <table:table-row table:style-name="ro4">
          <table:table-cell office:value-type="string">
            <text:p>w13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</table:table-row>
        <table:table-row table:style-name="ro4">
          <table:table-cell office:value-type="string">
            <text:p>w14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</table:table-row>
        <table:table-row table:style-name="ro4">
          <table:table-cell office:value-type="string">
            <text:p>w2</text:p>
          </table:table-cell>
          <table:table-cell table:number-columns-repeated="2" office:value-type="float" office:value="0.49">
            <text:p>0.49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4">
          <table:table-cell table:style-name="ce5" office:value-type="string">
            <text:p>w9</text:p>
          </table:table-cell>
          <table:table-cell table:style-name="ce10" office:value-type="float" office:value="2.06">
            <text:p>2.06</text:p>
          </table:table-cell>
          <table:table-cell table:style-name="ce15" office:value-type="float" office:value="2.05">
            <text:p>2.05</text:p>
          </table:table-cell>
        </table:table-row>
      </table:table>
      <table:table table:name="1000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4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4:::secs:</text:p>
          </table:table-cell>
          <table:table-cell office:value-type="float" office:value="1.04">
            <text:p>1.04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5:::secs:</text:p>
          </table:table-cell>
          <table:table-cell office:value-type="float" office:value="9.05">
            <text:p>9.05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67:::secs:</text:p>
          </table:table-cell>
          <table:table-cell office:value-type="float" office:value="4.67">
            <text:p>4.67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4:::secs:</text:p>
          </table:table-cell>
          <table:table-cell office:value-type="float" office:value="4.14">
            <text:p>4.14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244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float" office:value="5.56">
            <text:p>5.56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8:::secs:</text:p>
          </table:table-cell>
          <table:table-cell office:value-type="float" office:value="5.58">
            <text:p>5.58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07:::secs:</text:p>
          </table:table-cell>
          <table:table-cell office:value-type="float" office:value="4.07">
            <text:p>4.07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6:::secs:</text:p>
          </table:table-cell>
          <table:table-cell office:value-type="float" office:value="3.46">
            <text:p>3.46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5:::secs:</text:p>
          </table:table-cell>
          <table:table-cell office:value-type="float" office:value="3.45">
            <text:p>3.45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8:::secs:</text:p>
          </table:table-cell>
          <table:table-cell office:value-type="float" office:value="6.68">
            <text:p>6.68</text:p>
          </table:table-cell>
          <table:table-cell office:value-type="string">
            <text:p>242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2:::secs:</text:p>
          </table:table-cell>
          <table:table-cell office:value-type="float" office:value="5.92">
            <text:p>5.92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8:::secs:</text:p>
          </table:table-cell>
          <table:table-cell office:value-type="float" office:value="5.98">
            <text:p>5.98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7:::secs:</text:p>
          </table:table-cell>
          <table:table-cell office:value-type="float" office:value="7.37">
            <text:p>7.37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9:::secs:</text:p>
          </table:table-cell>
          <table:table-cell office:value-type="float" office:value="6.89">
            <text:p>6.89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2:::secs:</text:p>
          </table:table-cell>
          <table:table-cell office:value-type="float" office:value="3.22">
            <text:p>3.22</text:p>
          </table:table-cell>
          <table:table-cell office:value-type="string">
            <text:p>360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4:::secs:</text:p>
          </table:table-cell>
          <table:table-cell office:value-type="float" office:value="3.04">
            <text:p>3.04</text:p>
          </table:table-cell>
          <table:table-cell office:value-type="string">
            <text:p>360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2:::secs:</text:p>
          </table:table-cell>
          <table:table-cell office:value-type="float" office:value="3.02">
            <text:p>3.02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3:::secs:</text:p>
          </table:table-cell>
          <table:table-cell office:value-type="float" office:value="3.03">
            <text:p>3.03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3:::secs:</text:p>
          </table:table-cell>
          <table:table-cell office:value-type="float" office:value="3.03">
            <text:p>3.03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7:::secs:</text:p>
          </table:table-cell>
          <table:table-cell office:value-type="float" office:value="10.27">
            <text:p>10.27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6:::secs:</text:p>
          </table:table-cell>
          <table:table-cell office:value-type="float" office:value="8.76">
            <text:p>8.76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5:::secs:</text:p>
          </table:table-cell>
          <table:table-cell office:value-type="float" office:value="8.85">
            <text:p>8.85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17:::secs:</text:p>
          </table:table-cell>
          <table:table-cell office:value-type="float" office:value="9.17">
            <text:p>9.17</text:p>
          </table:table-cell>
          <table:table-cell office:value-type="string">
            <text:p>724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2:::secs:</text:p>
          </table:table-cell>
          <table:table-cell office:value-type="float" office:value="7.42">
            <text:p>7.42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6:::secs:</text:p>
          </table:table-cell>
          <table:table-cell office:value-type="float" office:value="7.46">
            <text:p>7.46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1:::secs:</text:p>
          </table:table-cell>
          <table:table-cell office:value-type="float" office:value="7.51">
            <text:p>7.51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7:::secs:</text:p>
          </table:table-cell>
          <table:table-cell office:value-type="float" office:value="7.47">
            <text:p>7.47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7280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9:::secs:</text:p>
          </table:table-cell>
          <table:table-cell office:value-type="float" office:value="12.39">
            <text:p>12.39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7:::secs:</text:p>
          </table:table-cell>
          <table:table-cell office:value-type="float" office:value="12.57">
            <text:p>12.57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0:::secs:</text:p>
          </table:table-cell>
          <table:table-cell office:value-type="float" office:value="12.5">
            <text:p>12.5</text:p>
          </table:table-cell>
          <table:table-cell office:value-type="string">
            <text:p>728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73:::secs:</text:p>
          </table:table-cell>
          <table:table-cell office:value-type="float" office:value="12.73">
            <text:p>12.73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0:::secs:</text:p>
          </table:table-cell>
          <table:table-cell office:value-type="float" office:value="8.5">
            <text:p>8.5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15:::secs:</text:p>
          </table:table-cell>
          <table:table-cell office:value-type="float" office:value="8.15">
            <text:p>8.15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0:::secs:</text:p>
          </table:table-cell>
          <table:table-cell office:value-type="float" office:value="8">
            <text:p>8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3:::secs:</text:p>
          </table:table-cell>
          <table:table-cell office:value-type="float" office:value="8.03">
            <text:p>8.03</text:p>
          </table:table-cell>
          <table:table-cell office:value-type="string">
            <text:p>280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1:::secs:</text:p>
          </table:table-cell>
          <table:table-cell office:value-type="float" office:value="8.01">
            <text:p>8.01</text:p>
          </table:table-cell>
          <table:table-cell office:value-type="string">
            <text:p>2805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50:::secs:</text:p>
          </table:table-cell>
          <table:table-cell office:value-type="float" office:value="22.5">
            <text:p>22.5</text:p>
          </table:table-cell>
          <table:table-cell office:value-type="string">
            <text:p>8405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6:::secs:</text:p>
          </table:table-cell>
          <table:table-cell office:value-type="float" office:value="19.66">
            <text:p>19.66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0:::secs:</text:p>
          </table:table-cell>
          <table:table-cell office:value-type="float" office:value="20.3">
            <text:p>20.3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4:::secs:</text:p>
          </table:table-cell>
          <table:table-cell office:value-type="float" office:value="20.04">
            <text:p>20.04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59:::secs:</text:p>
          </table:table-cell>
          <table:table-cell office:value-type="float" office:value="20.59">
            <text:p>20.59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8:::secs:</text:p>
          </table:table-cell>
          <table:table-cell office:value-type="float" office:value="5.78">
            <text:p>5.78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4:::secs:</text:p>
          </table:table-cell>
          <table:table-cell office:value-type="float" office:value="5.74">
            <text:p>5.74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6:::secs:</text:p>
          </table:table-cell>
          <table:table-cell office:value-type="float" office:value="5.66">
            <text:p>5.66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2:::secs:</text:p>
          </table:table-cell>
          <table:table-cell office:value-type="float" office:value="5.72">
            <text:p>5.72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3:::secs:</text:p>
          </table:table-cell>
          <table:table-cell office:value-type="float" office:value="5.63">
            <text:p>5.63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39:::secs:</text:p>
          </table:table-cell>
          <table:table-cell office:value-type="float" office:value="40.39">
            <text:p>40.39</text:p>
          </table:table-cell>
          <table:table-cell office:value-type="string">
            <text:p>8299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5:::secs:</text:p>
          </table:table-cell>
          <table:table-cell office:value-type="float" office:value="36.25">
            <text:p>36.25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29:::secs:</text:p>
          </table:table-cell>
          <table:table-cell office:value-type="float" office:value="38.29">
            <text:p>38.29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67:::secs:</text:p>
          </table:table-cell>
          <table:table-cell office:value-type="float" office:value="38.67">
            <text:p>38.67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59:::secs:</text:p>
          </table:table-cell>
          <table:table-cell office:value-type="float" office:value="38.59">
            <text:p>38.59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9:::secs:</text:p>
          </table:table-cell>
          <table:table-cell office:value-type="float" office:value="17.19">
            <text:p>17.19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68:::secs:</text:p>
          </table:table-cell>
          <table:table-cell office:value-type="float" office:value="16.68">
            <text:p>16.68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65:::secs:</text:p>
          </table:table-cell>
          <table:table-cell office:value-type="float" office:value="16.65">
            <text:p>16.65</text:p>
          </table:table-cell>
          <table:table-cell office:value-type="string">
            <text:p>1961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53:::secs:</text:p>
          </table:table-cell>
          <table:table-cell office:value-type="float" office:value="16.53">
            <text:p>16.53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52:::secs:</text:p>
          </table:table-cell>
          <table:table-cell office:value-type="float" office:value="16.52">
            <text:p>16.52</text:p>
          </table:table-cell>
          <table:table-cell office:value-type="string">
            <text:p>1961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4.68:::secs:</text:p>
          </table:table-cell>
          <table:table-cell office:value-type="float" office:value="84.68">
            <text:p>84.68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46:::secs:</text:p>
          </table:table-cell>
          <table:table-cell office:value-type="float" office:value="71.46">
            <text:p>71.46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03:::secs:</text:p>
          </table:table-cell>
          <table:table-cell office:value-type="float" office:value="76.03">
            <text:p>76.03</text:p>
          </table:table-cell>
          <table:table-cell office:value-type="string">
            <text:p>851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94:::secs:</text:p>
          </table:table-cell>
          <table:table-cell office:value-type="float" office:value="75.94">
            <text:p>75.94</text:p>
          </table:table-cell>
          <table:table-cell office:value-type="string">
            <text:p>851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87:::secs:</text:p>
          </table:table-cell>
          <table:table-cell office:value-type="float" office:value="79.87">
            <text:p>79.87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54:::secs:</text:p>
          </table:table-cell>
          <table:table-cell office:value-type="float" office:value="58.54">
            <text:p>58.54</text:p>
          </table:table-cell>
          <table:table-cell office:value-type="string">
            <text:p>433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07:::secs:</text:p>
          </table:table-cell>
          <table:table-cell office:value-type="float" office:value="62.07">
            <text:p>62.07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6:::secs:</text:p>
          </table:table-cell>
          <table:table-cell office:value-type="float" office:value="58.46">
            <text:p>58.46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91:::secs:</text:p>
          </table:table-cell>
          <table:table-cell office:value-type="float" office:value="58.91">
            <text:p>58.91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87:::secs:</text:p>
          </table:table-cell>
          <table:table-cell office:value-type="float" office:value="57.87">
            <text:p>57.87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7.47:::secs:</text:p>
          </table:table-cell>
          <table:table-cell office:value-type="float" office:value="207.47">
            <text:p>207.47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26:::secs:</text:p>
          </table:table-cell>
          <table:table-cell office:value-type="float" office:value="146.26">
            <text:p>146.26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17:::secs:</text:p>
          </table:table-cell>
          <table:table-cell office:value-type="float" office:value="156.17">
            <text:p>156.17</text:p>
          </table:table-cell>
          <table:table-cell office:value-type="string">
            <text:p>820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01:::secs:</text:p>
          </table:table-cell>
          <table:table-cell office:value-type="float" office:value="150.01">
            <text:p>150.01</text:p>
          </table:table-cell>
          <table:table-cell office:value-type="string">
            <text:p>820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54:::secs:</text:p>
          </table:table-cell>
          <table:table-cell office:value-type="float" office:value="158.54">
            <text:p>158.54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16:::secs:</text:p>
          </table:table-cell>
          <table:table-cell office:value-type="float" office:value="89.16">
            <text:p>89.16</text:p>
          </table:table-cell>
          <table:table-cell office:value-type="string">
            <text:p>301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50:::secs:</text:p>
          </table:table-cell>
          <table:table-cell office:value-type="float" office:value="89.5">
            <text:p>89.5</text:p>
          </table:table-cell>
          <table:table-cell office:value-type="string">
            <text:p>301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23:::secs:</text:p>
          </table:table-cell>
          <table:table-cell office:value-type="float" office:value="88.23">
            <text:p>88.23</text:p>
          </table:table-cell>
          <table:table-cell office:value-type="string">
            <text:p>301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15:::secs:</text:p>
          </table:table-cell>
          <table:table-cell office:value-type="float" office:value="89.15">
            <text:p>89.15</text:p>
          </table:table-cell>
          <table:table-cell office:value-type="string">
            <text:p>301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68:::secs:</text:p>
          </table:table-cell>
          <table:table-cell office:value-type="float" office:value="89.68">
            <text:p>89.68</text:p>
          </table:table-cell>
          <table:table-cell office:value-type="string">
            <text:p>301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24:::secs:</text:p>
          </table:table-cell>
          <table:table-cell office:value-type="float" office:value="580.24">
            <text:p>580.24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59:::secs:</text:p>
          </table:table-cell>
          <table:table-cell office:value-type="float" office:value="602.59">
            <text:p>602.59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1.27:::secs:</text:p>
          </table:table-cell>
          <table:table-cell office:value-type="float" office:value="621.27">
            <text:p>621.27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6.83:::secs:</text:p>
          </table:table-cell>
          <table:table-cell office:value-type="float" office:value="606.83">
            <text:p>606.83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0.19:::secs:</text:p>
          </table:table-cell>
          <table:table-cell office:value-type="float" office:value="630.19">
            <text:p>630.19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6.94:::secs:</text:p>
          </table:table-cell>
          <table:table-cell office:value-type="float" office:value="306.94">
            <text:p>306.94</text:p>
          </table:table-cell>
          <table:table-cell office:value-type="string">
            <text:p>105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7.61:::secs:</text:p>
          </table:table-cell>
          <table:table-cell office:value-type="float" office:value="307.61">
            <text:p>307.61</text:p>
          </table:table-cell>
          <table:table-cell office:value-type="string">
            <text:p>105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7.88:::secs:</text:p>
          </table:table-cell>
          <table:table-cell office:value-type="float" office:value="307.88">
            <text:p>307.88</text:p>
          </table:table-cell>
          <table:table-cell office:value-type="string">
            <text:p>105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4.39:::secs:</text:p>
          </table:table-cell>
          <table:table-cell office:value-type="float" office:value="314.39">
            <text:p>314.39</text:p>
          </table:table-cell>
          <table:table-cell office:value-type="string">
            <text:p>105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3.17:::secs:</text:p>
          </table:table-cell>
          <table:table-cell office:value-type="float" office:value="313.17">
            <text:p>313.17</text:p>
          </table:table-cell>
          <table:table-cell office:value-type="string">
            <text:p>105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14.21:::secs:</text:p>
          </table:table-cell>
          <table:table-cell office:value-type="float" office:value="2114.21">
            <text:p>2114.21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2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7.04:::secs:</text:p>
          </table:table-cell>
          <table:table-cell office:value-type="float" office:value="1587.04">
            <text:p>1587.04</text:p>
          </table:table-cell>
          <table:table-cell office:value-type="string">
            <text:p>204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3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9.58:::secs:</text:p>
          </table:table-cell>
          <table:table-cell office:value-type="float" office:value="1499.58">
            <text:p>1499.58</text:p>
          </table:table-cell>
          <table:table-cell office:value-type="string">
            <text:p>204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4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8.94:::secs:</text:p>
          </table:table-cell>
          <table:table-cell office:value-type="float" office:value="1378.94">
            <text:p>1378.94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5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2.11:::secs:</text:p>
          </table:table-cell>
          <table:table-cell office:value-type="float" office:value="1472.11">
            <text:p>1472.11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6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4" table:number-rows-repeated="2">
          <table:table-cell table:style-name="Default" table:number-columns-repeated="3"/>
        </table:table-row>
        <table:table-row table:style-name="ro4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4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4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float" office:value="19.66">
            <text:p>19.66</text:p>
          </table:table-cell>
          <table:table-cell office:value-type="float" office:value="5.63">
            <text:p>5.63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float" office:value="36.25">
            <text:p>36.25</text:p>
          </table:table-cell>
          <table:table-cell office:value-type="float" office:value="16.52">
            <text:p>16.52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float" office:value="71.46">
            <text:p>71.46</text:p>
          </table:table-cell>
          <table:table-cell office:value-type="float" office:value="57.87">
            <text:p>57.87</text:p>
          </table:table-cell>
        </table:table-row>
        <table:table-row table:style-name="ro4">
          <table:table-cell office:value-type="string">
            <text:p>w13</text:p>
          </table:table-cell>
          <table:table-cell office:value-type="float" office:value="146.26">
            <text:p>146.26</text:p>
          </table:table-cell>
          <table:table-cell office:value-type="float" office:value="88.23">
            <text:p>88.23</text:p>
          </table:table-cell>
        </table:table-row>
        <table:table-row table:style-name="ro4">
          <table:table-cell office:value-type="string">
            <text:p>w14</text:p>
          </table:table-cell>
          <table:table-cell office:value-type="float" office:value="580.24">
            <text:p>580.24</text:p>
          </table:table-cell>
          <table:table-cell office:value-type="float" office:value="306.94">
            <text:p>306.94</text:p>
          </table:table-cell>
        </table:table-row>
        <table:table-row table:style-name="ro4">
          <table:table-cell office:value-type="string">
            <text:p>w15</text:p>
          </table:table-cell>
          <table:table-cell/>
          <table:table-cell office:value-type="float" office:value="1378.94">
            <text:p>1378.94</text:p>
          </table:table-cell>
        </table:table-row>
        <table:table-row table:style-name="ro4">
          <table:table-cell office:value-type="string">
            <text:p>w2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float" office:value="4.14">
            <text:p>4.14</text:p>
          </table:table-cell>
          <table:table-cell office:value-type="float" office:value="4.29">
            <text:p>4.29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float" office:value="5.54">
            <text:p>5.54</text:p>
          </table:table-cell>
          <table:table-cell office:value-type="float" office:value="3.44">
            <text:p>3.44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float" office:value="5.92">
            <text:p>5.92</text:p>
          </table:table-cell>
          <table:table-cell office:value-type="float" office:value="1.34">
            <text:p>1.34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float" office:value="6.76">
            <text:p>6.76</text:p>
          </table:table-cell>
          <table:table-cell office:value-type="float" office:value="3.02">
            <text:p>3.02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float" office:value="8.58">
            <text:p>8.58</text:p>
          </table:table-cell>
          <table:table-cell office:value-type="float" office:value="7.42">
            <text:p>7.42</text:p>
          </table:table-cell>
        </table:table-row>
        <table:table-row table:style-name="ro4">
          <table:table-cell table:style-name="ce5" office:value-type="string">
            <text:p>w9</text:p>
          </table:table-cell>
          <table:table-cell table:style-name="ce10" office:value-type="float" office:value="12.39">
            <text:p>12.39</text:p>
          </table:table-cell>
          <table:table-cell table:style-name="ce15" office:value-type="float" office:value="8">
            <text:p>8</text:p>
          </table:table-cell>
        </table:table-row>
      </table:table>
      <table:table table:name="Staging Bay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number-columns-repeated="7" table:default-cell-style-name="Default"/>
        <table:table-row table:style-name="ro2">
          <table:table-cell office:value-type="float" office:value="10">
            <text:p>10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/>
          <table:table-cell table:formula="of:=VALUE(RIGHT([.I3]; LEN([.I3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/>
          <table:table-cell table:formula="of:=VALUE(RIGHT([.P3]; LEN([.P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49">
            <text:p>0.49</text:p>
          </table:table-cell>
        </table:table-row>
        <table:table-row table:style-name="ro2">
          <table:table-cell table:formula="of:=VALUE(RIGHT([.B4]; LEN([.B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/>
          <table:table-cell table:formula="of:=VALUE(RIGHT([.I4]; LEN([.I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9">
            <text:p>0.49</text:p>
          </table:table-cell>
          <table:table-cell/>
          <table:table-cell table:formula="of:=VALUE(RIGHT([.P4]; LEN([.P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VALUE(RIGHT([.B5]; LEN([.B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7">
            <text:p>0.07</text:p>
          </table:table-cell>
          <table:table-cell/>
          <table:table-cell table:formula="of:=VALUE(RIGHT([.I5]; LEN([.I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/>
          <table:table-cell table:formula="of:=VALUE(RIGHT([.P5]; LEN([.P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</table:table-row>
        <table:table-row table:style-name="ro2">
          <table:table-cell table:formula="of:=VALUE(RIGHT([.B6]; LEN([.B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/>
          <table:table-cell table:formula="of:=VALUE(RIGHT([.I6]; LEN([.I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/>
          <table:table-cell table:formula="of:=VALUE(RIGHT([.P6]; LEN([.P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14">
            <text:p>4.14</text:p>
          </table:table-cell>
          <table:table-cell office:value-type="float" office:value="4.29">
            <text:p>4.29</text:p>
          </table:table-cell>
        </table:table-row>
        <table:table-row table:style-name="ro2">
          <table:table-cell table:formula="of:=VALUE(RIGHT([.B7]; LEN([.B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/>
          <table:table-cell table:formula="of:=VALUE(RIGHT([.I7]; LEN([.I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/>
          <table:table-cell table:formula="of:=VALUE(RIGHT([.P7]; LEN([.P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54">
            <text:p>5.54</text:p>
          </table:table-cell>
          <table:table-cell office:value-type="float" office:value="3.44">
            <text:p>3.44</text:p>
          </table:table-cell>
        </table:table-row>
        <table:table-row table:style-name="ro2">
          <table:table-cell table:formula="of:=VALUE(RIGHT([.B8]; LEN([.B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/>
          <table:table-cell table:formula="of:=VALUE(RIGHT([.I8]; LEN([.I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/>
          <table:table-cell table:formula="of:=VALUE(RIGHT([.P8]; LEN([.P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1.34">
            <text:p>1.34</text:p>
          </table:table-cell>
        </table:table-row>
        <table:table-row table:style-name="ro2">
          <table:table-cell table:formula="of:=VALUE(RIGHT([.B9]; LEN([.B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/>
          <table:table-cell table:formula="of:=VALUE(RIGHT([.I9]; LEN([.I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/>
          <table:table-cell table:formula="of:=VALUE(RIGHT([.P9]; LEN([.P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6">
            <text:p>6.76</text:p>
          </table:table-cell>
          <table:table-cell office:value-type="float" office:value="3.02">
            <text:p>3.02</text:p>
          </table:table-cell>
        </table:table-row>
        <table:table-row table:style-name="ro2">
          <table:table-cell table:formula="of:=VALUE(RIGHT([.B10]; LEN([.B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/>
          <table:table-cell table:formula="of:=VALUE(RIGHT([.I10]; LEN([.I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/>
          <table:table-cell table:formula="of:=VALUE(RIGHT([.P10]; LEN([.P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58">
            <text:p>8.58</text:p>
          </table:table-cell>
          <table:table-cell office:value-type="float" office:value="7.42">
            <text:p>7.42</text:p>
          </table:table-cell>
        </table:table-row>
        <table:table-row table:style-name="ro2">
          <table:table-cell table:formula="of:=VALUE(RIGHT([.B11]; LEN([.B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office:value-type="float" office:value="1.07">
            <text:p>1.07</text:p>
          </table:table-cell>
          <table:table-cell/>
          <table:table-cell table:formula="of:=VALUE(RIGHT([.I11]; LEN([.I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/>
          <table:table-cell table:formula="of:=VALUE(RIGHT([.P11]; LEN([.P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2.39">
            <text:p>12.39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VALUE(RIGHT([.B12]; LEN([.B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  <table:table-cell/>
          <table:table-cell table:formula="of:=VALUE(RIGHT([.I12]; LEN([.I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  <table:table-cell/>
          <table:table-cell table:formula="of:=VALUE(RIGHT([.P12]; LEN([.P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66">
            <text:p>19.66</text:p>
          </table:table-cell>
          <table:table-cell office:value-type="float" office:value="5.63">
            <text:p>5.63</text:p>
          </table:table-cell>
        </table:table-row>
        <table:table-row table:style-name="ro2">
          <table:table-cell table:formula="of:=VALUE(RIGHT([.B13]; LEN([.B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4.33">
            <text:p>4.33</text:p>
          </table:table-cell>
          <table:table-cell office:value-type="float" office:value="4.24">
            <text:p>4.24</text:p>
          </table:table-cell>
          <table:table-cell/>
          <table:table-cell table:formula="of:=VALUE(RIGHT([.I13]; LEN([.I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  <table:table-cell/>
          <table:table-cell table:formula="of:=VALUE(RIGHT([.P13]; LEN([.P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6.25">
            <text:p>36.25</text:p>
          </table:table-cell>
          <table:table-cell office:value-type="float" office:value="16.52">
            <text:p>16.52</text:p>
          </table:table-cell>
        </table:table-row>
        <table:table-row table:style-name="ro2">
          <table:table-cell table:formula="of:=VALUE(RIGHT([.B14]; LEN([.B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.75">
            <text:p>8.75</text:p>
          </table:table-cell>
          <table:table-cell office:value-type="float" office:value="8.65">
            <text:p>8.65</text:p>
          </table:table-cell>
          <table:table-cell/>
          <table:table-cell table:formula="of:=VALUE(RIGHT([.I14]; LEN([.I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  <table:table-cell/>
          <table:table-cell table:formula="of:=VALUE(RIGHT([.P14]; LEN([.P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71.46">
            <text:p>71.46</text:p>
          </table:table-cell>
          <table:table-cell office:value-type="float" office:value="57.87">
            <text:p>57.87</text:p>
          </table:table-cell>
        </table:table-row>
        <table:table-row table:style-name="ro2">
          <table:table-cell table:formula="of:=VALUE(RIGHT([.B15]; LEN([.B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17.67">
            <text:p>17.67</text:p>
          </table:table-cell>
          <table:table-cell office:value-type="float" office:value="17.29">
            <text:p>17.29</text:p>
          </table:table-cell>
          <table:table-cell/>
          <table:table-cell table:formula="of:=VALUE(RIGHT([.I15]; LEN([.I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  <table:table-cell/>
          <table:table-cell table:formula="of:=VALUE(RIGHT([.P15]; LEN([.P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6.26">
            <text:p>146.26</text:p>
          </table:table-cell>
          <table:table-cell office:value-type="float" office:value="88.23">
            <text:p>88.23</text:p>
          </table:table-cell>
        </table:table-row>
        <table:table-row table:style-name="ro2">
          <table:table-cell table:formula="of:=VALUE(RIGHT([.B16]; LEN([.B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263.24">
            <text:p>263.24</text:p>
          </table:table-cell>
          <table:table-cell office:value-type="float" office:value="36.2">
            <text:p>36.2</text:p>
          </table:table-cell>
          <table:table-cell/>
          <table:table-cell table:formula="of:=VALUE(RIGHT([.I16]; LEN([.I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  <table:table-cell/>
          <table:table-cell table:formula="of:=VALUE(RIGHT([.P16]; LEN([.P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80.24">
            <text:p>580.24</text:p>
          </table:table-cell>
          <table:table-cell office:value-type="float" office:value="306.94">
            <text:p>306.94</text:p>
          </table:table-cell>
        </table:table-row>
        <table:table-row table:style-name="ro2">
          <table:table-cell table:formula="of:=VALUE(RIGHT([.B17]; LEN([.B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195.94">
            <text:p>1195.94</text:p>
          </table:table-cell>
          <table:table-cell office:value-type="float" office:value="0">
            <text:p>0</text:p>
          </table:table-cell>
          <table:table-cell/>
          <table:table-cell table:formula="of:=VALUE(RIGHT([.I17]; LEN([.I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VALUE(RIGHT([.P17]; LEN([.P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378.94">
            <text:p>1378.94</text:p>
          </table:table-cell>
        </table:table-row>
        <table:table-row table:style-name="ro2">
          <table:table-cell table:formula="of:=VALUE(RIGHT([.B18]; LEN([.B1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number-columns-repeated="14"/>
        </table:table-row>
        <table:table-row table:style-name="ro2">
          <table:table-cell table:formula="of:=VALUE(RIGHT([.B19]; LEN([.B1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9">
            <text:p>0.49</text:p>
          </table:table-cell>
          <table:table-cell table:number-columns-repeated="14"/>
        </table:table-row>
        <table:table-row table:style-name="ro2">
          <table:table-cell table:formula="of:=VALUE(RIGHT([.B20]; LEN([.B2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2">
          <table:table-cell table:formula="of:=VALUE(RIGHT([.B21]; LEN([.B2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table:number-columns-repeated="14"/>
        </table:table-row>
        <table:table-row table:style-name="ro2">
          <table:table-cell table:formula="of:=VALUE(RIGHT([.B22]; LEN([.B2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table:number-columns-repeated="14"/>
        </table:table-row>
        <table:table-row table:style-name="ro2">
          <table:table-cell table:formula="of:=VALUE(RIGHT([.B23]; LEN([.B2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table:number-columns-repeated="14"/>
        </table:table-row>
        <table:table-row table:style-name="ro2">
          <table:table-cell table:formula="of:=VALUE(RIGHT([.B24]; LEN([.B2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table:number-columns-repeated="14"/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 table:number-columns-repeated="14"/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table:number-columns-repeated="14"/>
        </table:table-row>
        <table:table-row table:style-name="ro2">
          <table:table-cell table:formula="of:=VALUE(RIGHT([.B27]; LEN([.B2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  <table:table-cell table:number-columns-repeated="14"/>
        </table:table-row>
        <table:table-row table:style-name="ro2">
          <table:table-cell table:formula="of:=VALUE(RIGHT([.B28]; LEN([.B2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  <table:table-cell table:number-columns-repeated="14"/>
        </table:table-row>
        <table:table-row table:style-name="ro2">
          <table:table-cell table:formula="of:=VALUE(RIGHT([.B29]; LEN([.B2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  <table:table-cell table:number-columns-repeated="14"/>
        </table:table-row>
        <table:table-row table:style-name="ro2">
          <table:table-cell table:formula="of:=VALUE(RIGHT([.B30]; LEN([.B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  <table:table-cell table:number-columns-repeated="14"/>
        </table:table-row>
        <table:table-row table:style-name="ro2">
          <table:table-cell table:formula="of:=VALUE(RIGHT([.B31]; LEN([.B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  <table:table-cell table:number-columns-repeated="14"/>
        </table:table-row>
        <table:table-row table:style-name="ro2">
          <table:table-cell table:formula="of:=VALUE(RIGHT([.B32]; LEN([.B3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formula="of:=VALUE(RIGHT([.B33]; LEN([.B3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49">
            <text:p>0.49</text:p>
          </table:table-cell>
          <table:table-cell table:number-columns-repeated="14"/>
        </table:table-row>
        <table:table-row table:style-name="ro2">
          <table:table-cell table:formula="of:=VALUE(RIGHT([.B34]; LEN([.B3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formula="of:=VALUE(RIGHT([.B35]; LEN([.B3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  <table:table-cell table:number-columns-repeated="14"/>
        </table:table-row>
        <table:table-row table:style-name="ro2">
          <table:table-cell table:formula="of:=VALUE(RIGHT([.B36]; LEN([.B3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14">
            <text:p>4.14</text:p>
          </table:table-cell>
          <table:table-cell office:value-type="float" office:value="4.29">
            <text:p>4.29</text:p>
          </table:table-cell>
          <table:table-cell table:number-columns-repeated="14"/>
        </table:table-row>
        <table:table-row table:style-name="ro2">
          <table:table-cell table:formula="of:=VALUE(RIGHT([.B37]; LEN([.B3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54">
            <text:p>5.54</text:p>
          </table:table-cell>
          <table:table-cell office:value-type="float" office:value="3.44">
            <text:p>3.44</text:p>
          </table:table-cell>
          <table:table-cell table:number-columns-repeated="14"/>
        </table:table-row>
        <table:table-row table:style-name="ro2">
          <table:table-cell table:formula="of:=VALUE(RIGHT([.B38]; LEN([.B3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1.34">
            <text:p>1.34</text:p>
          </table:table-cell>
          <table:table-cell table:number-columns-repeated="14"/>
        </table:table-row>
        <table:table-row table:style-name="ro2">
          <table:table-cell table:formula="of:=VALUE(RIGHT([.B39]; LEN([.B3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6">
            <text:p>6.76</text:p>
          </table:table-cell>
          <table:table-cell office:value-type="float" office:value="3.02">
            <text:p>3.02</text:p>
          </table:table-cell>
          <table:table-cell table:number-columns-repeated="14"/>
        </table:table-row>
        <table:table-row table:style-name="ro2">
          <table:table-cell table:formula="of:=VALUE(RIGHT([.B40]; LEN([.B4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58">
            <text:p>8.58</text:p>
          </table:table-cell>
          <table:table-cell office:value-type="float" office:value="7.42">
            <text:p>7.42</text:p>
          </table:table-cell>
          <table:table-cell table:number-columns-repeated="14"/>
        </table:table-row>
        <table:table-row table:style-name="ro2">
          <table:table-cell table:formula="of:=VALUE(RIGHT([.B41]; LEN([.B4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2.39">
            <text:p>12.39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2">
          <table:table-cell table:formula="of:=VALUE(RIGHT([.B42]; LEN([.B4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66">
            <text:p>19.66</text:p>
          </table:table-cell>
          <table:table-cell office:value-type="float" office:value="5.63">
            <text:p>5.63</text:p>
          </table:table-cell>
          <table:table-cell table:number-columns-repeated="14"/>
        </table:table-row>
        <table:table-row table:style-name="ro2">
          <table:table-cell table:formula="of:=VALUE(RIGHT([.B43]; LEN([.B4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6.25">
            <text:p>36.25</text:p>
          </table:table-cell>
          <table:table-cell office:value-type="float" office:value="16.52">
            <text:p>16.52</text:p>
          </table:table-cell>
          <table:table-cell table:number-columns-repeated="14"/>
        </table:table-row>
        <table:table-row table:style-name="ro2">
          <table:table-cell table:formula="of:=VALUE(RIGHT([.B44]; LEN([.B4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71.46">
            <text:p>71.46</text:p>
          </table:table-cell>
          <table:table-cell office:value-type="float" office:value="57.87">
            <text:p>57.87</text:p>
          </table:table-cell>
          <table:table-cell table:number-columns-repeated="14"/>
        </table:table-row>
        <table:table-row table:style-name="ro2">
          <table:table-cell table:formula="of:=VALUE(RIGHT([.B45]; LEN([.B4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6.26">
            <text:p>146.26</text:p>
          </table:table-cell>
          <table:table-cell office:value-type="float" office:value="88.23">
            <text:p>88.23</text:p>
          </table:table-cell>
          <table:table-cell table:number-columns-repeated="14"/>
        </table:table-row>
        <table:table-row table:style-name="ro2">
          <table:table-cell table:formula="of:=VALUE(RIGHT([.B46]; LEN([.B4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80.24">
            <text:p>580.24</text:p>
          </table:table-cell>
          <table:table-cell office:value-type="float" office:value="306.94">
            <text:p>306.94</text:p>
          </table:table-cell>
          <table:table-cell table:number-columns-repeated="14"/>
        </table:table-row>
        <table:table-row table:style-name="ro2">
          <table:table-cell table:formula="of:=VALUE(RIGHT([.B47]; LEN([.B4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378.94">
            <text:p>1378.94</text:p>
          </table:table-cell>
          <table:table-cell table:number-columns-repeated="14"/>
        </table:table-row>
        <table:table-row table:style-name="ro2" table:number-rows-repeated="1048528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6" table:target-range-address="'Staging Bay'.O2:'Staging Bay'.T17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10'.A3:'Pivot Table - 10'.C19" table:buttons="'Pivot Table - 10'.A4 'Pivot Table - 10'.B3" table:grand-total="none" table:show-filter-button="false" table:drill-down-on-double-click="false">
          <table:source-cell-range table:cell-range-address="'10'.A1:'10'.L145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2" table:display="true" table:show-details="true"/>
                <table:data-pilot-member table:name="0.24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4" table:display="true" table:show-details="true"/>
                <table:data-pilot-member table:name="0.47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22" table:display="true" table:show-details="true"/>
                <table:data-pilot-member table:name="1.55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7" table:display="true" table:show-details="true"/>
                <table:data-pilot-member table:name="2.18" table:display="true" table:show-details="true"/>
                <table:data-pilot-member table:name="2.19" table:display="true" table:show-details="true"/>
                <table:data-pilot-member table:name="4.17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7" table:display="true" table:show-details="true"/>
                <table:data-pilot-member table:name="4.33" table:display="true" table:show-details="true"/>
                <table:data-pilot-member table:name="4.34" table:display="true" table:show-details="true"/>
                <table:data-pilot-member table:name="7.79" table:display="true" table:show-details="true"/>
                <table:data-pilot-member table:name="8.65" table:display="true" table:show-details="true"/>
                <table:data-pilot-member table:name="8.6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75" table:display="true" table:show-details="true"/>
                <table:data-pilot-member table:name="8.77" table:display="true" table:show-details="true"/>
                <table:data-pilot-member table:name="8.8" table:display="true" table:show-details="true"/>
                <table:data-pilot-member table:name="17.11" table:display="true" table:show-details="true"/>
                <table:data-pilot-member table:name="17.29" table:display="true" table:show-details="true"/>
                <table:data-pilot-member table:name="17.33" table:display="true" table:show-details="true"/>
                <table:data-pilot-member table:name="17.35" table:display="true" table:show-details="true"/>
                <table:data-pilot-member table:name="17.39" table:display="true" table:show-details="true"/>
                <table:data-pilot-member table:name="17.45" table:display="true" table:show-details="true"/>
                <table:data-pilot-member table:name="17.67" table:display="true" table:show-details="true"/>
                <table:data-pilot-member table:name="17.69" table:display="true" table:show-details="true"/>
                <table:data-pilot-member table:name="18.1" table:display="true" table:show-details="true"/>
                <table:data-pilot-member table:name="36.2" table:display="true" table:show-details="true"/>
                <table:data-pilot-member table:name="36.28" table:display="true" table:show-details="true"/>
                <table:data-pilot-member table:name="36.34" table:display="true" table:show-details="true"/>
                <table:data-pilot-member table:name="46.91" table:display="true" table:show-details="true"/>
                <table:data-pilot-member table:name="80.33" table:display="true" table:show-details="true"/>
                <table:data-pilot-member table:name="119.26" table:display="true" table:show-details="true"/>
                <table:data-pilot-member table:name="263.24" table:display="true" table:show-details="true"/>
                <table:data-pilot-member table:name="266.25" table:display="true" table:show-details="true"/>
                <table:data-pilot-member table:name="266.57" table:display="true" table:show-details="true"/>
                <table:data-pilot-member table:name="270.36" table:display="true" table:show-details="true"/>
                <table:data-pilot-member table:name="270.77" table:display="true" table:show-details="true"/>
                <table:data-pilot-member table:name="1195.94" table:display="true" table:show-details="true"/>
                <table:data-pilot-member table:name="1345.65" table:display="true" table:show-details="true"/>
                <table:data-pilot-member table:name="1427.74" table:display="true" table:show-details="true"/>
                <table:data-pilot-member table:name="1446.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100'.A3:'Pivot Table - 100'.C18" table:buttons="'Pivot Table - 100'.A4 'Pivot Table - 100'.B3" table:grand-total="none" table:ignore-empty-rows="true" table:show-filter-button="false" table:drill-down-on-double-click="false">
          <table:source-cell-range table:cell-range-address="'100'.A1:'100'.L14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0.77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1.08" table:display="true" table:show-details="true"/>
                <table:data-pilot-member table:name="1.12" table:display="true" table:show-details="true"/>
                <table:data-pilot-member table:name="1.18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34" table:display="true" table:show-details="true"/>
                <table:data-pilot-member table:name="1.41" table:display="true" table:show-details="true"/>
                <table:data-pilot-member table:name="1.6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" table:display="true" table:show-details="true"/>
                <table:data-pilot-member table:name="2.26" table:display="true" table:show-details="true"/>
                <table:data-pilot-member table:name="3.56" table:display="true" table:show-details="true"/>
                <table:data-pilot-member table:name="3.65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1" table:display="true" table:show-details="true"/>
                <table:data-pilot-member table:name="3.74" table:display="true" table:show-details="true"/>
                <table:data-pilot-member table:name="3.82" table:display="true" table:show-details="true"/>
                <table:data-pilot-member table:name="5.47" table:display="true" table:show-details="true"/>
                <table:data-pilot-member table:name="6.92" table:display="true" table:show-details="true"/>
                <table:data-pilot-member table:name="6.95" table:display="true" table:show-details="true"/>
                <table:data-pilot-member table:name="6.97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4" table:display="true" table:show-details="true"/>
                <table:data-pilot-member table:name="10.75" table:display="true" table:show-details="true"/>
                <table:data-pilot-member table:name="13.64" table:display="true" table:show-details="true"/>
                <table:data-pilot-member table:name="13.73" table:display="true" table:show-details="true"/>
                <table:data-pilot-member table:name="13.76" table:display="true" table:show-details="true"/>
                <table:data-pilot-member table:name="13.84" table:display="true" table:show-details="true"/>
                <table:data-pilot-member table:name="13.89" table:display="true" table:show-details="true"/>
                <table:data-pilot-member table:name="13.9" table:display="true" table:show-details="true"/>
                <table:data-pilot-member table:name="13.91" table:display="true" table:show-details="true"/>
                <table:data-pilot-member table:name="13.94" table:display="true" table:show-details="true"/>
                <table:data-pilot-member table:name="14.38" table:display="true" table:show-details="true"/>
                <table:data-pilot-member table:name="23.31" table:display="true" table:show-details="true"/>
                <table:data-pilot-member table:name="27.48" table:display="true" table:show-details="true"/>
                <table:data-pilot-member table:name="27.56" table:display="true" table:show-details="true"/>
                <table:data-pilot-member table:name="27.6" table:display="true" table:show-details="true"/>
                <table:data-pilot-member table:name="27.62" table:display="true" table:show-details="true"/>
                <table:data-pilot-member table:name="27.76" table:display="true" table:show-details="true"/>
                <table:data-pilot-member table:name="27.79" table:display="true" table:show-details="true"/>
                <table:data-pilot-member table:name="27.85" table:display="true" table:show-details="true"/>
                <table:data-pilot-member table:name="58.27" table:display="true" table:show-details="true"/>
                <table:data-pilot-member table:name="67.15" table:display="true" table:show-details="true"/>
                <table:data-pilot-member table:name="83.35" table:display="true" table:show-details="true"/>
                <table:data-pilot-member table:name="90.66" table:display="true" table:show-details="true"/>
                <table:data-pilot-member table:name="241.23" table:display="true" table:show-details="true"/>
                <table:data-pilot-member table:name="282.4" table:display="true" table:show-details="true"/>
                <table:data-pilot-member table:name="283.52" table:display="true" table:show-details="true"/>
                <table:data-pilot-member table:name="286.4" table:display="true" table:show-details="true"/>
                <table:data-pilot-member table:name="287.48" table:display="true" table:show-details="true"/>
                <table:data-pilot-member table:name="288.38" table:display="true" table:show-details="true"/>
                <table:data-pilot-member table:name="294.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1000'.A3:'Pivot Table - 1000'.C19" table:buttons="'Pivot Table - 1000'.A4 'Pivot Table - 1000'.B3" table:grand-total="none" table:show-filter-button="false" table:drill-down-on-double-click="false">
          <table:source-cell-range table:cell-range-address="'1000'.A1:'1000'.L146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04" table:display="true" table:show-details="true"/>
                <table:data-pilot-member table:name="1.34" table:display="true" table:show-details="true"/>
                <table:data-pilot-member table:name="1.43" table:display="true" table:show-details="true"/>
                <table:data-pilot-member table:name="2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06" table:display="true" table:show-details="true"/>
                <table:data-pilot-member table:name="3.02" table:display="true" table:show-details="true"/>
                <table:data-pilot-member table:name="3.03" table:display="true" table:show-details="true"/>
                <table:data-pilot-member table:name="3.04" table:display="true" table:show-details="true"/>
                <table:data-pilot-member table:name="3.22" table:display="true" table:show-details="true"/>
                <table:data-pilot-member table:name="3.44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4.07" table:display="true" table:show-details="true"/>
                <table:data-pilot-member table:name="4.14" table:display="true" table:show-details="true"/>
                <table:data-pilot-member table:name="4.29" table:display="true" table:show-details="true"/>
                <table:data-pilot-member table:name="4.3" table:display="true" table:show-details="true"/>
                <table:data-pilot-member table:name="4.31" table:display="true" table:show-details="true"/>
                <table:data-pilot-member table:name="4.33" table:display="true" table:show-details="true"/>
                <table:data-pilot-member table:name="4.67" table:display="true" table:show-details="true"/>
                <table:data-pilot-member table:name="5.54" table:display="true" table:show-details="true"/>
                <table:data-pilot-member table:name="5.56" table:display="true" table:show-details="true"/>
                <table:data-pilot-member table:name="5.57" table:display="true" table:show-details="true"/>
                <table:data-pilot-member table:name="5.58" table:display="true" table:show-details="true"/>
                <table:data-pilot-member table:name="5.63" table:display="true" table:show-details="true"/>
                <table:data-pilot-member table:name="5.66" table:display="true" table:show-details="true"/>
                <table:data-pilot-member table:name="5.72" table:display="true" table:show-details="true"/>
                <table:data-pilot-member table:name="5.74" table:display="true" table:show-details="true"/>
                <table:data-pilot-member table:name="5.78" table:display="true" table:show-details="true"/>
                <table:data-pilot-member table:name="5.92" table:display="true" table:show-details="true"/>
                <table:data-pilot-member table:name="5.95" table:display="true" table:show-details="true"/>
                <table:data-pilot-member table:name="5.98" table:display="true" table:show-details="true"/>
                <table:data-pilot-member table:name="6.08" table:display="true" table:show-details="true"/>
                <table:data-pilot-member table:name="6.68" table:display="true" table:show-details="true"/>
                <table:data-pilot-member table:name="6.76" table:display="true" table:show-details="true"/>
                <table:data-pilot-member table:name="6.89" table:display="true" table:show-details="true"/>
                <table:data-pilot-member table:name="6.9" table:display="true" table:show-details="true"/>
                <table:data-pilot-member table:name="6.94" table:display="true" table:show-details="true"/>
                <table:data-pilot-member table:name="7.37" table:display="true" table:show-details="true"/>
                <table:data-pilot-member table:name="7.42" table:display="true" table:show-details="true"/>
                <table:data-pilot-member table:name="7.46" table:display="true" table:show-details="true"/>
                <table:data-pilot-member table:name="7.47" table:display="true" table:show-details="true"/>
                <table:data-pilot-member table:name="7.51" table:display="true" table:show-details="true"/>
                <table:data-pilot-member table:name="8" table:display="true" table:show-details="true"/>
                <table:data-pilot-member table:name="8.01" table:display="true" table:show-details="true"/>
                <table:data-pilot-member table:name="8.03" table:display="true" table:show-details="true"/>
                <table:data-pilot-member table:name="8.15" table:display="true" table:show-details="true"/>
                <table:data-pilot-member table:name="8.5" table:display="true" table:show-details="true"/>
                <table:data-pilot-member table:name="8.58" table:display="true" table:show-details="true"/>
                <table:data-pilot-member table:name="8.75" table:display="true" table:show-details="true"/>
                <table:data-pilot-member table:name="8.76" table:display="true" table:show-details="true"/>
                <table:data-pilot-member table:name="8.85" table:display="true" table:show-details="true"/>
                <table:data-pilot-member table:name="9.05" table:display="true" table:show-details="true"/>
                <table:data-pilot-member table:name="9.17" table:display="true" table:show-details="true"/>
                <table:data-pilot-member table:name="10.27" table:display="true" table:show-details="true"/>
                <table:data-pilot-member table:name="12.39" table:display="true" table:show-details="true"/>
                <table:data-pilot-member table:name="12.5" table:display="true" table:show-details="true"/>
                <table:data-pilot-member table:name="12.57" table:display="true" table:show-details="true"/>
                <table:data-pilot-member table:name="12.73" table:display="true" table:show-details="true"/>
                <table:data-pilot-member table:name="13.79" table:display="true" table:show-details="true"/>
                <table:data-pilot-member table:name="16.52" table:display="true" table:show-details="true"/>
                <table:data-pilot-member table:name="16.53" table:display="true" table:show-details="true"/>
                <table:data-pilot-member table:name="16.65" table:display="true" table:show-details="true"/>
                <table:data-pilot-member table:name="16.68" table:display="true" table:show-details="true"/>
                <table:data-pilot-member table:name="17.19" table:display="true" table:show-details="true"/>
                <table:data-pilot-member table:name="19.66" table:display="true" table:show-details="true"/>
                <table:data-pilot-member table:name="20.04" table:display="true" table:show-details="true"/>
                <table:data-pilot-member table:name="20.3" table:display="true" table:show-details="true"/>
                <table:data-pilot-member table:name="20.59" table:display="true" table:show-details="true"/>
                <table:data-pilot-member table:name="22.5" table:display="true" table:show-details="true"/>
                <table:data-pilot-member table:name="36.25" table:display="true" table:show-details="true"/>
                <table:data-pilot-member table:name="38.29" table:display="true" table:show-details="true"/>
                <table:data-pilot-member table:name="38.59" table:display="true" table:show-details="true"/>
                <table:data-pilot-member table:name="38.67" table:display="true" table:show-details="true"/>
                <table:data-pilot-member table:name="40.39" table:display="true" table:show-details="true"/>
                <table:data-pilot-member table:name="57.87" table:display="true" table:show-details="true"/>
                <table:data-pilot-member table:name="58.46" table:display="true" table:show-details="true"/>
                <table:data-pilot-member table:name="58.54" table:display="true" table:show-details="true"/>
                <table:data-pilot-member table:name="58.91" table:display="true" table:show-details="true"/>
                <table:data-pilot-member table:name="62.07" table:display="true" table:show-details="true"/>
                <table:data-pilot-member table:name="71.46" table:display="true" table:show-details="true"/>
                <table:data-pilot-member table:name="75.94" table:display="true" table:show-details="true"/>
                <table:data-pilot-member table:name="76.03" table:display="true" table:show-details="true"/>
                <table:data-pilot-member table:name="79.87" table:display="true" table:show-details="true"/>
                <table:data-pilot-member table:name="84.68" table:display="true" table:show-details="true"/>
                <table:data-pilot-member table:name="88.23" table:display="true" table:show-details="true"/>
                <table:data-pilot-member table:name="89.15" table:display="true" table:show-details="true"/>
                <table:data-pilot-member table:name="89.16" table:display="true" table:show-details="true"/>
                <table:data-pilot-member table:name="89.5" table:display="true" table:show-details="true"/>
                <table:data-pilot-member table:name="89.68" table:display="true" table:show-details="true"/>
                <table:data-pilot-member table:name="146.26" table:display="true" table:show-details="true"/>
                <table:data-pilot-member table:name="150.01" table:display="true" table:show-details="true"/>
                <table:data-pilot-member table:name="156.17" table:display="true" table:show-details="true"/>
                <table:data-pilot-member table:name="158.54" table:display="true" table:show-details="true"/>
                <table:data-pilot-member table:name="207.47" table:display="true" table:show-details="true"/>
                <table:data-pilot-member table:name="306.94" table:display="true" table:show-details="true"/>
                <table:data-pilot-member table:name="307.61" table:display="true" table:show-details="true"/>
                <table:data-pilot-member table:name="307.88" table:display="true" table:show-details="true"/>
                <table:data-pilot-member table:name="313.17" table:display="true" table:show-details="true"/>
                <table:data-pilot-member table:name="314.39" table:display="true" table:show-details="true"/>
                <table:data-pilot-member table:name="580.24" table:display="true" table:show-details="true"/>
                <table:data-pilot-member table:name="602.59" table:display="true" table:show-details="true"/>
                <table:data-pilot-member table:name="606.83" table:display="true" table:show-details="true"/>
                <table:data-pilot-member table:name="621.27" table:display="true" table:show-details="true"/>
                <table:data-pilot-member table:name="630.19" table:display="true" table:show-details="true"/>
                <table:data-pilot-member table:name="1378.94" table:display="true" table:show-details="true"/>
                <table:data-pilot-member table:name="1472.11" table:display="true" table:show-details="true"/>
                <table:data-pilot-member table:name="1499.58" table:display="true" table:show-details="true"/>
                <table:data-pilot-member table:name="1587.04" table:display="true" table:show-details="true"/>
                <table:data-pilot-member table:name="2114.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27T08:48:38</dc:date>
    <dc:creator>Lighton Phiri</dc:creator>
    <meta:editing-duration>PT7H16M2S</meta:editing-duration>
    <meta:editing-cycles>61</meta:editing-cycles>
    <meta:document-statistic meta:table-count="7" meta:cell-count="5799" meta:object-count="0"/>
  </office:meta>
</office:document-meta>
</file>